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a69b" officeooo:paragraph-rsid="0017a69b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7a69b" officeooo:paragraph-rsid="0017a69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normal" officeooo:rsid="0017a69b" officeooo:paragraph-rsid="0017a69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officeooo:rsid="0017a69b" officeooo:paragraph-rsid="0017a69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normal" officeooo:rsid="00191653" officeooo:paragraph-rsid="0019165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4pt" fo:font-weight="normal" officeooo:rsid="00191653" officeooo:paragraph-rsid="0019165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186052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fo:font-weight="normal" officeooo:rsid="00191653" officeooo:paragraph-rsid="00191653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paragraph-rsid="00186052" style:font-size-asian="14pt" style:font-size-complex="14pt"/>
    </style:style>
    <style:style style:name="P14" style:family="paragraph" style:parent-style-name="Text_20_body">
      <style:text-properties fo:font-size="14pt" officeooo:rsid="00186052" officeooo:paragraph-rsid="00186052" style:font-size-asian="14pt" style:font-size-complex="14pt"/>
    </style:style>
    <style:style style:name="P15" style:family="paragraph" style:parent-style-name="Text_20_body">
      <style:text-properties officeooo:rsid="001a8e83" officeooo:paragraph-rsid="001a8e83"/>
    </style:style>
    <style:style style:name="P16" style:family="paragraph" style:parent-style-name="Text_20_body">
      <style:paragraph-properties fo:line-height="100%" fo:text-align="start" style:justify-single-word="false"/>
      <style:text-properties fo:font-size="12pt" fo:font-weight="normal" officeooo:rsid="001a8e83" officeooo:paragraph-rsid="001a8e83" style:font-size-asian="12pt" style:font-weight-asian="normal" style:font-size-complex="12pt" style:font-weight-complex="normal"/>
    </style:style>
    <style:style style:name="P17" style:family="paragraph" style:parent-style-name="Heading_20_1">
      <style:text-properties officeooo:rsid="001a8e83"/>
    </style:style>
    <style:style style:name="P18" style:family="paragraph" style:parent-style-name="Heading_20_1">
      <style:text-properties officeooo:paragraph-rsid="001a8e83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0cm"/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 fo:text-align="center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ize="14pt" fo:font-weight="normal" officeooo:rsid="00186052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91653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91653"/>
    </style:style>
    <style:style style:name="T6" style:family="text">
      <style:text-properties officeooo:rsid="001a8e83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">Кафедра МОЭВМ</text:p>
      <text:p text:style-name="P2"/>
      <text:p text:style-name="P2"/>
      <text:p text:style-name="P2"/>
      <text:p text:style-name="P2"/>
      <text:p text:style-name="P1"/>
      <text:p text:style-name="P1"/>
      <text:p text:style-name="P2">ОТЧЕТ</text:p>
      <text:p text:style-name="P2">по лабораторной работе No3</text:p>
      <text:p text:style-name="P2">по дисциплине «Программирование»</text:p>
      <text:p text:style-name="P2">ТЕМА : Строки, рекурсия, циклы, обход дерева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Студентка гр. 6304 <text:s text:c="16"/>_____________________ <text:s text:c="10"/>Блинникова Ю.И.</text:p>
      <text:p text:style-name="P4">Преподаватель <text:s text:c="23"/>_____________________ <text:s text:c="10"/>Берленко Т.А.</text:p>
      <text:p text:style-name="P4"/>
      <text:p text:style-name="P4"><text:s text:c="48"/></text:p>
      <text:p text:style-name="P3">Санкт-Петербург</text:p>
      <text:p text:style-name="P3">2017</text:p>
      <text:table-of-content text:style-name="Sect1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21"><text:soft-page-break/>Оглавление</text:p>
          </text:index-title>
          <text:p text:style-name="P24"><text:a xlink:type="simple" xlink:href="#__RefHeading___Toc2026_1247173056" text:style-name="Index_20_Link" text:visited-style-name="Index_20_Link"><text:span text:style-name="T4">Цель<text:tab/>2</text:span></text:a></text:p>
          <text:p text:style-name="P24"><text:a xlink:type="simple" xlink:href="#__RefHeading___Toc2028_1247173056" text:style-name="Index_20_Link" text:visited-style-name="Index_20_Link"><text:span text:style-name="T4">Формулировка задачи<text:tab/>2</text:span></text:a></text:p>
          <text:p text:style-name="P24"><text:a xlink:type="simple" xlink:href="#__RefHeading___Toc2030_1247173056" text:style-name="Index_20_Link" text:visited-style-name="Index_20_Link"><text:span text:style-name="T4">Содержание<text:tab/>2</text:span></text:a></text:p>
          <text:p text:style-name="P26"><text:a xlink:type="simple" xlink:href="#__RefHeading___Toc2032_1247173056" text:style-name="Index_20_Link" text:visited-style-name="Index_20_Link"><text:span text:style-name="T4">Функция open_file<text:tab/>2</text:span></text:a></text:p>
          <text:p text:style-name="P26"><text:a xlink:type="simple" xlink:href="#__RefHeading___Toc2034_1247173056" text:style-name="Index_20_Link" text:visited-style-name="Index_20_Link"><text:span text:style-name="T4">Функция list_dir<text:tab/>3</text:span></text:a></text:p>
          <text:p text:style-name="P26"><text:a xlink:type="simple" xlink:href="#__RefHeading___Toc2036_1247173056" text:style-name="Index_20_Link" text:visited-style-name="Index_20_Link"><text:span text:style-name="T4">Функция compare<text:tab/>4</text:span></text:a></text:p>
          <text:p text:style-name="P24"><text:a xlink:type="simple" xlink:href="#__RefHeading___Toc2038_1247173056" text:style-name="Index_20_Link" text:visited-style-name="Index_20_Link"><text:span text:style-name="T4">Вывод<text:tab/>4</text:span></text:a></text:p>
          <text:p text:style-name="P24"><text:a xlink:type="simple" xlink:href="#__RefHeading___Toc2040_1247173056" text:style-name="Index_20_Link" text:visited-style-name="Index_20_Link"><text:span text:style-name="T4">Исходный код<text:tab/></text:span></text:a><text:a xlink:type="simple" xlink:href="#__RefHeading___Toc2040_1247173056" text:style-name="Index_20_Link" text:visited-style-name="Index_20_Link">5</text:a></text:p>
        </text:index-body>
      </text:table-of-content>
      <text:p text:style-name="P3"/>
      <text:h text:style-name="Heading_20_1" text:outline-level="1"/>
      <text:h text:style-name="P19" text:outline-level="1"/>
      <text:h text:style-name="P20" text:outline-level="1"><text:bookmark-start text:name="__RefHeading___Toc2026_1247173056"/>Цель <text:s/><text:bookmark-end text:name="__RefHeading___Toc2026_1247173056"/></text:h>
      <text:p text:style-name="P11">Требуется написать программу, которая, будучи запущенной в корневой дирректории, выведет строки из файлов всех поддиректорий в порядке возрастания числа, с которого строки начинаются.</text:p>
      <text:p text:style-name="P5"/>
      <text:h text:style-name="Heading_20_1" text:outline-level="1"><text:bookmark-start text:name="__RefHeading___Toc2028_1247173056"/>Формулировка задачи<text:bookmark-end text:name="__RefHeading___Toc2028_1247173056"/></text:h>
      <text:p text:style-name="P11">Дана некоторая корневая дир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<text:span text:style-name="T1">&lt;filename&gt;</text:span>.txt</text:p>
      <text:p text:style-name="P12">В каждом текстовом файле хранится одна строка, начинающаяся с числа вида: </text:p>
      <text:p text:style-name="P13">&lt;число&gt;&lt;пробел&gt;&lt;латинские буквы, цифры, знаки препинания&gt; </text:p>
      <text:p text:style-name="P13">("124 string example!")</text:p>
      <text:p text:style-name="P13"/>
      <text:h text:style-name="Heading_20_1" text:outline-level="1"><text:bookmark-start text:name="__RefHeading___Toc2030_1247173056"/>Содержание <text:bookmark-end text:name="__RefHeading___Toc2030_1247173056"/></text:h>
      <text:h text:style-name="Heading_20_2" text:outline-level="2"><text:bookmark-start text:name="__RefHeading___Toc2032_1247173056"/>Функция open_file<text:bookmark-end text:name="__RefHeading___Toc2032_1247173056"/></text:h>
      <text:p text:style-name="P14">Функция реализует открытие файла. </text:p>
      <text:p text:style-name="P6">char* open_file(char* input_file)</text:p>
      <text:p text:style-name="P6">{</text:p>
      <text:p text:style-name="P9"><text:span text:style-name="T2"><text:s text:c="8"/>FILE* txt = fopen(input_file, "r");//</text:span><text:span text:style-name="T3">открытие файла в р</text:span>ежим<text:span text:style-name="T5">е</text:span> чтения. Файл должен существовать.</text:p>
      <text:p text:style-name="P6"/>
      <text:p text:style-name="P6"><text:s text:c="8"/>if(txt == NULL)//<text:span text:style-name="T5">если файл не был открыт</text:span></text:p>
      <text:p text:style-name="P6"><text:s text:c="8"/>{</text:p>
      <text:p text:style-name="P6"><text:s text:c="16"/>printf("Fail with openning file");</text:p>
      <text:p text:style-name="P6"><text:s text:c="16"/>return 0;</text:p>
      <text:p text:style-name="P6"><text:s text:c="8"/>}</text:p>
      <text:p text:style-name="P6"/>
      <text:p text:style-name="P6"><text:s text:c="8"/>fseek(txt,0,SEEK_END);//<text:span text:style-name="T5">перемещает указатель в конец файла</text:span></text:p>
      <text:p text:style-name="P6"><text:s text:c="8"/>int size = ftell(txt);//<text:span text:style-name="T5">размер файла</text:span></text:p>
      <text:p text:style-name="P6"><text:s text:c="8"/>if (size == 0)</text:p>
      <text:p text:style-name="P6"><text:s text:c="8"/>{</text:p>
      <text:p text:style-name="P6"><text:s text:c="16"/>printf("File is empty");</text:p>
      <text:p text:style-name="P6"><text:soft-page-break/><text:s text:c="16"/>fclose(txt);</text:p>
      <text:p text:style-name="P6"><text:s text:c="16"/>return 0;</text:p>
      <text:p text:style-name="P6"><text:s text:c="8"/>}</text:p>
      <text:p text:style-name="P6"><text:s text:c="8"/>fseek(txt,0,SEEK_SET);</text:p>
      <text:p text:style-name="P6"/>
      <text:p text:style-name="P6"><text:s text:c="8"/>char* str =(char*)malloc(sizeof(char)*1000);</text:p>
      <text:p text:style-name="P6"/>
      <text:p text:style-name="P6"><text:s text:c="8"/>fgets(str,size*sizeof(char),txt);//<text:span text:style-name="T5">считывание строки в выделенную память</text:span></text:p>
      <text:p text:style-name="P6"><text:s text:c="8"/>fclose(txt);</text:p>
      <text:p text:style-name="P6"><text:s text:c="8"/>return str;</text:p>
      <text:p text:style-name="P6">}</text:p>
      <text:p text:style-name="P5"/>
      <text:h text:style-name="Heading_20_2" text:outline-level="2"><text:bookmark-start text:name="__RefHeading___Toc2034_1247173056"/>Функция list_dir<text:bookmark-end text:name="__RefHeading___Toc2034_1247173056"/></text:h>
      <text:p text:style-name="P7">Обход файловой системы</text:p>
      <text:p text:style-name="P10">void list_dir(const char* dir, char** str, int* len)</text:p>
      <text:p text:style-name="P10">{</text:p>
      <text:p text:style-name="P10"><text:s text:c="8"/>char* current_path = (char*)malloc(sizeof(char)*1000);</text:p>
      <text:p text:style-name="P10"><text:s text:c="8"/>strcpy(current_path,dir);//в строку помещается путь к файлам</text:p>
      <text:p text:style-name="P10"/>
      <text:p text:style-name="P10"><text:s text:c="8"/>DIR *current_dir = opendir(current_path);//открытие потока каталога</text:p>
      <text:p text:style-name="P10"><text:s text:c="8"/>if(current_dir == NULL)</text:p>
      <text:p text:style-name="P10"><text:s text:c="16"/>return;</text:p>
      <text:p text:style-name="P10"/>
      <text:p text:style-name="P10"><text:s text:c="8"/>struct dirent* current_file = readdir(current_dir);//считывание структуры с информацией о файле</text:p>
      <text:p text:style-name="P10"/>
      <text:p text:style-name="P10"><text:s text:c="8"/>while(current_file)//пока в дирректории есть файлы</text:p>
      <text:p text:style-name="P10"><text:s text:c="8"/>{</text:p>
      <text:p text:style-name="P10"><text:s text:c="16"/>int path_len = strlen(current_path);</text:p>
      <text:p text:style-name="P10"><text:s text:c="16"/>strcat(current_path,"/");</text:p>
      <text:p text:style-name="P10"><text:s text:c="16"/>strcat(current_path,current_file-&gt;d_name);//к строке содержащей путь добавляется имя объекта</text:p>
      <text:p text:style-name="P10"><text:s text:c="16"/>if(current_file-&gt;d_type == DT_REG &amp;&amp; strstr(current_file-&gt;d_name,".txt")!= NULL)//проверка объекта на файл или дирректорию </text:p>
      <text:p text:style-name="P10"><text:s text:c="16"/>{</text:p>
      <text:p text:style-name="P10"><text:s text:c="24"/>if (((str[*len]) = (char*)open_file(current_path))!= NULL)//возвращается указатель на первую строку из txt файла</text:p>
      <text:p text:style-name="P10"><text:s text:c="24"/>(*len)++;</text:p>
      <text:p text:style-name="P10"><text:s text:c="16"/>}</text:p>
      <text:p text:style-name="P10"><text:s text:c="16"/>if(current_file-&gt;d_type == DT_DIR &amp;&amp; strcmp(".",current_file-&gt;d_name)!=0 &amp;&amp; strcmp("..",current_file-&gt;d_name)!=0)//если дирректория(кроме родительской и текущей)</text:p>
      <text:p text:style-name="P10"><text:s text:c="24"/>list_dir(current_path, str,len);//рекурсивно вызываем функцию для прочитения этой дирректории</text:p>
      <text:p text:style-name="P10"><text:s text:c="16"/>current_path[path_len] ='\0';</text:p>
      <text:p text:style-name="P10"><text:s text:c="16"/>current_file = readdir(current_dir);//считывается следующий объект из данной директории</text:p>
      <text:p text:style-name="P10"><text:s text:c="8"/>}</text:p>
      <text:p text:style-name="P10"><text:soft-page-break/><text:s text:c="8"/>closedir(current_dir);</text:p>
      <text:p text:style-name="P10">}</text:p>
      <text:h text:style-name="Heading_20_2" text:outline-level="2"><text:bookmark-start text:name="__RefHeading___Toc2036_1247173056"/>Функция compare<text:bookmark-end text:name="__RefHeading___Toc2036_1247173056"/></text:h>
      <text:p text:style-name="P8">Функция-компаратор <text:span text:style-name="T6">сравнения двух элементов </text:span>для qsort</text:p>
      <text:p text:style-name="P10"/>
      <text:p text:style-name="P10">int compare(const void* a,const void* b)</text:p>
      <text:p text:style-name="P10">{</text:p>
      <text:p text:style-name="P10"><text:s text:c="8"/>return atoi(*(char**)a) - atoi(*(char**)b);</text:p>
      <text:p text:style-name="P10">}</text:p>
      <text:p text:style-name="P10"/>
      <text:h text:style-name="P18" text:outline-level="1"><text:bookmark-start text:name="__RefHeading___Toc2038_1247173056"/>Вывод<text:bookmark-end text:name="__RefHeading___Toc2038_1247173056"/></text:h>
      <text:p text:style-name="P15">В ходе выполнения данной лабораторной работы была создана программа</text:p>
      <text:p text:style-name="P16">для обхода дерева из папок с помощью рекурсивной функции.</text:p>
      <text:p text:style-name="P16"/>
      <text:h text:style-name="P20" text:outline-level="1"><text:bookmark-start text:name="__RefHeading___Toc2040_1247173056"/>Исходный код<text:bookmark-end text:name="__RefHeading___Toc2040_1247173056"/></text:h>
      <text:p text:style-name="P15">#include &lt;stdlib.h&gt;</text:p>
      <text:p text:style-name="P15">#include &lt;stdio.h&gt;</text:p>
      <text:p text:style-name="P15">#include &lt;sys/types.h&gt;</text:p>
      <text:p text:style-name="P15">#include &lt;dirent.h&gt;</text:p>
      <text:p text:style-name="P15">#include &lt;string.h&gt;</text:p>
      <text:p text:style-name="P15"/>
      <text:p text:style-name="P15">char* open_file(char* input_file)</text:p>
      <text:p text:style-name="P15">{</text:p>
      <text:p text:style-name="P15"><text:s text:c="8"/>FILE* txt = fopen(input_file, "r");</text:p>
      <text:p text:style-name="P15"/>
      <text:p text:style-name="P15"><text:s text:c="8"/>if(txt == NULL)</text:p>
      <text:p text:style-name="P15"><text:s text:c="8"/>{</text:p>
      <text:p text:style-name="P15"><text:s text:c="16"/>printf("Fail with openning file");</text:p>
      <text:p text:style-name="P15"><text:s text:c="16"/>return 0;</text:p>
      <text:p text:style-name="P15"><text:s text:c="8"/>}</text:p>
      <text:p text:style-name="P15"/>
      <text:p text:style-name="P15"><text:s text:c="8"/>fseek(txt,0,SEEK_END);</text:p>
      <text:p text:style-name="P15"><text:s text:c="8"/>int size = ftell(txt);</text:p>
      <text:p text:style-name="P15"><text:s text:c="8"/>if (size == 0)</text:p>
      <text:p text:style-name="P15"><text:s text:c="8"/>{</text:p>
      <text:p text:style-name="P15"><text:s text:c="16"/>printf("File is empty");</text:p>
      <text:p text:style-name="P15"><text:s text:c="16"/>fclose(txt);</text:p>
      <text:p text:style-name="P15"><text:s text:c="16"/>return 0;</text:p>
      <text:p text:style-name="P15"><text:s text:c="8"/>}</text:p>
      <text:p text:style-name="P15"><text:s text:c="8"/>fseek(txt,0,SEEK_SET);</text:p>
      <text:p text:style-name="P15"/>
      <text:p text:style-name="P15"><text:s text:c="8"/>char* str =(char*)malloc(sizeof(char)*1000);</text:p>
      <text:p text:style-name="P15"/>
      <text:p text:style-name="P15"><text:s text:c="8"/>fgets(str,size*sizeof(char),txt);</text:p>
      <text:p text:style-name="P15"><text:soft-page-break/><text:s text:c="8"/>fclose(txt);</text:p>
      <text:p text:style-name="P15"><text:s text:c="8"/>return str;</text:p>
      <text:p text:style-name="P15">}</text:p>
      <text:p text:style-name="P15">void list_dir(const char* dir, char** str, int* len)//обход файловой системы</text:p>
      <text:p text:style-name="P15">{</text:p>
      <text:p text:style-name="P15"><text:s text:c="8"/>char* current_path = (char*)malloc(sizeof(char)*1000);</text:p>
      <text:p text:style-name="P15"><text:s text:c="8"/>strcpy(current_path,dir);//в строку помещается путь к файлам</text:p>
      <text:p text:style-name="P15"/>
      <text:p text:style-name="P15"><text:s text:c="8"/>DIR *current_dir = opendir(current_path);//открытие потока каталога</text:p>
      <text:p text:style-name="P15"><text:s text:c="8"/>if(current_dir == NULL)</text:p>
      <text:p text:style-name="P15"><text:s text:c="16"/>return;</text:p>
      <text:p text:style-name="P15"/>
      <text:p text:style-name="P15"><text:s text:c="8"/>struct dirent* current_file = readdir(current_dir);//считывание структуры с информацией о файле</text:p>
      <text:p text:style-name="P15"/>
      <text:p text:style-name="P15"><text:s text:c="8"/>while(current_file)//пока в дирректории есть файлы</text:p>
      <text:p text:style-name="P15"><text:s text:c="8"/>{</text:p>
      <text:p text:style-name="P15"><text:s text:c="16"/>int path_len = strlen(current_path);</text:p>
      <text:p text:style-name="P15"><text:s text:c="16"/>strcat(current_path,"/");</text:p>
      <text:p text:style-name="P15"><text:s text:c="16"/>strcat(current_path,current_file-&gt;d_name);//к строке содержащей путь добавляется имя объекта</text:p>
      <text:p text:style-name="P15"/>
      <text:p text:style-name="P15"><text:s text:c="16"/>if(current_file-&gt;d_type == DT_REG &amp;&amp; strstr(current_file-&gt;d_name,".txt")!= NULL)//проверка объекта на файл или дирректорию </text:p>
      <text:p text:style-name="P15"><text:s text:c="16"/>{</text:p>
      <text:p text:style-name="P15"><text:s text:c="24"/>if (((str[*len]) = (char*)open_file(current_path))!= NULL)//возвращается указатель на первую строку из txt файла</text:p>
      <text:p text:style-name="P15"><text:s text:c="24"/>(*len)++;</text:p>
      <text:p text:style-name="P15"/>
      <text:p text:style-name="P15"><text:s text:c="16"/>}</text:p>
      <text:p text:style-name="P15"><text:s text:c="16"/>if(current_file-&gt;d_type == DT_DIR &amp;&amp; strcmp(".",current_file-&gt;d_name)!=0 &amp;&amp; strcmp("..",current_file-&gt;d_name)!=0)//если дирректория(кроме родительской и текущей)</text:p>
      <text:p text:style-name="P15"><text:soft-page-break/><text:s text:c="24"/>list_dir(current_path, str,len);//рекурсивно вызываем функцию для прочитения этой дирректории</text:p>
      <text:p text:style-name="P15"><text:s text:c="16"/>current_path[path_len] ='\0';</text:p>
      <text:p text:style-name="P15"><text:s text:c="16"/>current_file = readdir(current_dir);//считывается следующий объект из данной директории</text:p>
      <text:p text:style-name="P15"><text:s text:c="8"/>}</text:p>
      <text:p text:style-name="P15"><text:s text:c="8"/>closedir(current_dir);</text:p>
      <text:p text:style-name="P15">}</text:p>
      <text:p text:style-name="P15">int compare(const void* a,const void* b)</text:p>
      <text:p text:style-name="P15">{</text:p>
      <text:p text:style-name="P15"><text:s text:c="8"/>return atoi(*(char**)a) - atoi(*(char**)b);</text:p>
      <text:p text:style-name="P15">}</text:p>
      <text:p text:style-name="P15"/>
      <text:p text:style-name="P15">int main()</text:p>
      <text:p text:style-name="P15">{</text:p>
      <text:p text:style-name="P15"><text:s text:c="8"/>char** strings= (char**)malloc(sizeof(char*) * 50);//массив указателей под строки</text:p>
      <text:p text:style-name="P15"><text:s text:c="8"/>int len=0;</text:p>
      <text:p text:style-name="P15"/>
      <text:p text:style-name="P15"><text:s text:c="8"/>list_dir(".",strings,&amp;len);</text:p>
      <text:p text:style-name="P15"><text:s text:c="8"/>printf("\n\n");</text:p>
      <text:p text:style-name="P15"><text:s text:c="8"/>for(int i=0;i&lt; len;i++)</text:p>
      <text:p text:style-name="P15"><text:s text:c="16"/>printf("%s\n",strings[i]);//вывод неотсортированных строк</text:p>
      <text:p text:style-name="P15"/>
      <text:p text:style-name="P15"><text:s text:c="8"/>qsort(strings,len,sizeof(char*),compare);//сортировка по возрастанию начальных чисел</text:p>
      <text:p text:style-name="P15"/>
      <text:p text:style-name="P15"><text:s text:c="8"/>printf("\n\n");</text:p>
      <text:p text:style-name="P15"><text:s text:c="8"/>for(int i=0;i&lt;len;i++)</text:p>
      <text:p text:style-name="P15"><text:s text:c="16"/>printf("%s\n",strings[i]);//вывод отсортированых строк</text:p>
      <text:p text:style-name="P15"/>
      <text:p text:style-name="P15"><text:s text:c="8"/>for(int i =0;i&lt;len;i++)//освобождение памяти</text:p>
      <text:p text:style-name="P15"><text:s text:c="16"/>free(strings[i]);</text:p>
      <text:p text:style-name="P15"><text:soft-page-break/><text:s text:c="8"/>free(strings);</text:p>
      <text:p text:style-name="P15"><text:s text:c="8"/>return 0;</text:p>
      <text:p text:style-name="P15">}</text:p>
      <text:h text:style-name="P1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52.790289981</meta:creation-date>
    <dc:date>2017-05-30T12:27:22.446162273</dc:date>
    <meta:editing-duration>PT13M2S</meta:editing-duration>
    <meta:editing-cycles>1</meta:editing-cycles>
    <meta:document-statistic meta:table-count="0" meta:image-count="0" meta:object-count="0" meta:page-count="9" meta:paragraph-count="166" meta:word-count="593" meta:character-count="6672" meta:non-whitespace-character-count="4983"/>
    <meta:generator>LibreOffice/5.1.6.2$Linux_X86_64 LibreOffice_project/10m0$Build-2</meta:generator>
  </office:meta>
</office:document-meta>
</file>